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1EF000000B0777561AB.png"/>
  <manifest:file-entry manifest:media-type="image/png" manifest:full-path="Pictures/1000020100000778000003D377C3DC31.png"/>
  <manifest:file-entry manifest:media-type="image/png" manifest:full-path="Pictures/100002000000015800000093612DFC52.png"/>
  <manifest:file-entry manifest:media-type="image/jpeg" manifest:full-path="Pictures/10000000000003CA0000017C4768AFA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NewRomanPS-BoldMT" svg:font-family="TimesNewRomanPS-BoldMT, 'Times New Roman'" style:font-family-generic="swiss"/>
    <style:font-face style:name="TimesNewRomanPSMT" svg:font-family="TimesNewRomanPSMT, 'Times New Roman'"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461cm" fo:margin-left="-0.199cm" table:align="left" style:writing-mode="lr-tb"/>
    </style:style>
    <style:style style:name="Tableau1.A" style:family="table-column">
      <style:table-column-properties style:column-width="1.685cm"/>
    </style:style>
    <style:style style:name="Tableau1.B" style:family="table-column">
      <style:table-column-properties style:column-width="4.507cm"/>
    </style:style>
    <style:style style:name="Tableau1.C" style:family="table-column">
      <style:table-column-properties style:column-width="8.001cm"/>
    </style:style>
    <style:style style:name="Tableau1.D" style:family="table-column">
      <style:table-column-properties style:column-width="2.268cm"/>
    </style:style>
    <style:style style:name="Tableau1.1" style:family="table-row">
      <style:table-row-properties style:keep-together="true" fo:keep-together="auto"/>
    </style:style>
    <style:style style:name="Tableau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D2"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2.711cm" table:align="center" style:writing-mode="lr-tb"/>
    </style:style>
    <style:style style:name="Tableau2.A" style:family="table-column">
      <style:table-column-properties style:column-width="3.249cm"/>
    </style:style>
    <style:style style:name="Tableau2.C" style:family="table-column">
      <style:table-column-properties style:column-width="1.693cm"/>
    </style:style>
    <style:style style:name="Tableau2.D" style:family="table-column">
      <style:table-column-properties style:column-width="2.501cm"/>
    </style:style>
    <style:style style:name="Tableau2.E" style:family="table-column">
      <style:table-column-properties style:column-width="2.018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E1" style:family="table-cell">
      <style:table-cell-properties style:vertical-align="top" fo:padding-left="0.191cm" fo:padding-right="0.191cm" fo:padding-top="0cm" fo:padding-bottom="0cm" fo:border="0.018cm solid #000000" style:writing-mode="lr-tb"/>
    </style:style>
    <style:style style:name="Tableau2.A4" style:family="table-cell">
      <style:table-cell-properties style:vertical-align="top" fo:background-color="#bfbfb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 style:family="table">
      <style:table-properties style:width="16.267cm" fo:margin-left="-0.199cm" table:align="left" style:writing-mode="lr-tb"/>
    </style:style>
    <style:style style:name="Tableau3.A" style:family="table-column">
      <style:table-column-properties style:column-width="13.192cm"/>
    </style:style>
    <style:style style:name="Tableau3.B" style:family="table-column">
      <style:table-column-properties style:column-width="3.074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3.A2" style:family="table-cell">
      <style:table-cell-properties style:vertical-align="top" fo:background-color="#bfbfb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2" style:family="table-cell">
      <style:table-cell-properties style:vertical-align="top" fo:background-color="#bfbfbf" fo:padding-left="0.191cm" fo:padding-right="0.191cm" fo:padding-top="0cm" fo:padding-bottom="0cm" fo:border="0.018cm solid #000000" style:writing-mode="lr-tb">
        <style:background-image/>
      </style:table-cell-properties>
    </style:style>
    <style:style style:name="Tableau3.A25" style:family="table-cell">
      <style:table-cell-properties style:vertical-align="top" fo:background-color="#c0504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25" style:family="table-cell">
      <style:table-cell-properties style:vertical-align="top" fo:background-color="#c0504d" fo:padding-left="0.191cm" fo:padding-right="0.191cm" fo:padding-top="0cm" fo:padding-bottom="0cm" fo:border="0.018cm solid #000000" style:writing-mode="lr-tb">
        <style:background-image/>
      </style:table-cell-properties>
    </style:style>
    <style:style style:name="Tableau4" style:family="table">
      <style:table-properties style:width="14.46cm" fo:margin-left="-0.199cm" table:align="left" style:writing-mode="lr-tb"/>
    </style:style>
    <style:style style:name="Tableau4.A" style:family="table-column">
      <style:table-column-properties style:column-width="3.293cm"/>
    </style:style>
    <style:style style:name="Tableau4.B" style:family="table-column">
      <style:table-column-properties style:column-width="3.253cm"/>
    </style:style>
    <style:style style:name="Tableau4.C" style:family="table-column">
      <style:table-column-properties style:column-width="7.915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start" style:justify-single-word="false" fo:orphans="2" fo:widows="2" style:punctuation-wrap="hanging" style:vertical-align="auto"/>
      <style:text-properties fo:color="#000000" fo:font-size="10pt" style:font-size-asian="10pt" style:language-asian="en" style:country-asian="US" style:font-name-complex="Calibri"/>
    </style:style>
    <style:style style:name="P2" style:family="paragraph" style:parent-style-name="Standard">
      <style:paragraph-properties fo:text-align="center" style:justify-single-word="false" fo:orphans="2" fo:widows="2" style:punctuation-wrap="hanging" style:vertical-align="auto"/>
      <style:text-properties fo:color="#000000" fo:font-size="10pt" style:font-size-asian="10pt" style:language-asian="en" style:country-asian="US" style:font-name-complex="Calibri"/>
    </style:style>
    <style:style style:name="P3" style:family="paragraph" style:parent-style-name="Standard">
      <style:paragraph-properties fo:orphans="2" fo:widows="2" style:punctuation-wrap="hanging" style:vertical-align="auto"/>
      <style:text-properties fo:color="#000000" fo:font-size="10pt" style:font-size-asian="10pt" style:language-asian="en" style:country-asian="US" style:font-name-complex="Calibri"/>
    </style:style>
    <style:style style:name="P4" style:family="paragraph" style:parent-style-name="Standard">
      <style:paragraph-properties fo:orphans="2" fo:widows="2" style:punctuation-wrap="hanging" style:vertical-align="auto"/>
      <style:text-properties fo:color="#000000" fo:font-size="10pt" fo:language="none" fo:country="none" style:font-size-asian="10pt" style:language-asian="none" style:country-asian="none" style:font-name-complex="Calibri"/>
    </style:style>
    <style:style style:name="P5" style:family="paragraph" style:parent-style-name="Standard">
      <style:paragraph-properties fo:text-align="start" style:justify-single-word="false" fo:orphans="2" fo:widows="2" style:punctuation-wrap="hanging" style:vertical-align="auto"/>
      <style:text-properties fo:color="#000000" fo:font-size="22.5pt" style:font-size-asian="22.5pt" style:language-asian="en" style:country-asian="US" style:font-name-complex="Calibri" style:font-size-complex="22.5pt"/>
    </style:style>
    <style:style style:name="P6" style:family="paragraph" style:parent-style-name="Standard">
      <style:paragraph-properties fo:text-align="start" style:justify-single-word="false" fo:orphans="2" fo:widows="2" style:punctuation-wrap="hanging" style:vertical-align="auto"/>
      <style:text-properties fo:color="#000000" fo:font-size="14pt" fo:font-weight="bold" style:font-size-asian="14pt" style:language-asian="en" style:country-asian="US" style:font-weight-asian="bold" style:font-name-complex="Calibri" style:font-size-complex="14pt" style:font-weight-complex="bold"/>
    </style:style>
    <style:style style:name="P7" style:family="paragraph" style:parent-style-name="Standard">
      <style:paragraph-properties fo:text-align="start" style:justify-single-word="false" fo:orphans="2" fo:widows="2" style:punctuation-wrap="hanging" style:vertical-align="auto"/>
      <style:text-properties fo:color="#000000" fo:font-size="12pt" style:font-size-asian="12pt" style:language-asian="en" style:country-asian="US" style:font-name-complex="Calibri" style:font-size-complex="12pt"/>
    </style:style>
    <style:style style:name="P8" style:family="paragraph" style:parent-style-name="Standard">
      <style:paragraph-properties fo:text-align="start" style:justify-single-word="false" fo:orphans="2" fo:widows="2" style:punctuation-wrap="hanging" style:vertical-align="auto"/>
      <style:text-properties fo:color="#000000" style:font-name="Times New Roman" fo:font-size="14pt" fo:font-weight="bold" style:font-size-asian="14pt" style:font-weight-asian="bold" style:font-name-complex="Times New Roman" style:font-size-complex="14pt" style:font-weight-complex="bold"/>
    </style:style>
    <style:style style:name="P9" style:family="paragraph" style:parent-style-name="Standard">
      <style:paragraph-properties fo:orphans="2" fo:widows="2" style:punctuation-wrap="hanging" style:vertical-align="auto"/>
      <style:text-properties fo:color="#000000" style:font-name="Times New Roman" fo:font-size="10pt" fo:font-weight="bold" style:font-size-asian="10pt" style:font-weight-asian="bold" style:font-name-complex="Times New Roman" style:font-weight-complex="bold"/>
    </style:style>
    <style:style style:name="P10" style:family="paragraph" style:parent-style-name="Standard">
      <style:paragraph-properties fo:orphans="2" fo:widows="2" style:punctuation-wrap="hanging" style:vertical-align="auto"/>
      <style:text-properties fo:color="#000000" style:font-name="Times New Roman" fo:font-size="10pt" style:font-size-asian="10pt" style:font-name-complex="Times New Roman"/>
    </style:style>
    <style:style style:name="P11" style:family="paragraph" style:parent-style-name="Standard">
      <style:paragraph-properties fo:orphans="2" fo:widows="2" style:punctuation-wrap="hanging" style:vertical-align="auto" style:snap-to-layout-grid="false"/>
      <style:text-properties fo:color="#000000" style:font-name="Times New Roman" fo:font-size="10pt" style:font-size-asian="10pt" style:font-name-complex="Times New Roman"/>
    </style:style>
    <style:style style:name="P12" style:family="paragraph" style:parent-style-name="Standard" style:list-style-name="WW8Num28">
      <style:paragraph-properties fo:orphans="2" fo:widows="2" style:punctuation-wrap="hanging" style:vertical-align="auto"/>
      <style:text-properties fo:color="#000000" style:font-name="Times New Roman" fo:font-size="10pt" style:font-size-asian="10pt" style:font-name-complex="Times New Roman"/>
    </style:style>
    <style:style style:name="P13" style:family="paragraph" style:parent-style-name="Standard">
      <style:paragraph-properties fo:text-align="center" style:justify-single-word="false" fo:orphans="2" fo:widows="2" style:punctuation-wrap="hanging" style:vertical-align="auto" style:snap-to-layout-grid="false"/>
      <style:text-properties fo:color="#000000" style:font-name="Times New Roman" fo:font-size="10pt" style:font-size-asian="10pt" style:font-name-complex="Times New Roman"/>
    </style:style>
    <style:style style:name="P14" style:family="paragraph" style:parent-style-name="Standard">
      <style:paragraph-properties fo:orphans="2" fo:widows="2" style:punctuation-wrap="hanging" style:vertical-align="auto"/>
      <style:text-properties fo:color="#000000" style:font-name="Times New Roman" fo:font-size="10pt" fo:font-style="italic" style:font-size-asian="10pt" style:font-style-asian="italic" style:font-name-complex="Times New Roman" style:font-style-complex="italic"/>
    </style:style>
    <style:style style:name="P15" style:family="paragraph" style:parent-style-name="Standard">
      <style:paragraph-properties fo:orphans="2" fo:widows="2" style:punctuation-wrap="hanging" style:vertical-align="auto" style:snap-to-layout-grid="false"/>
      <style:text-properties fo:color="#000000" style:font-name="Times New Roman" fo:font-size="10pt" fo:font-style="italic" style:font-size-asian="10pt" style:font-style-asian="italic" style:font-name-complex="Times New Roman" style:font-style-complex="italic"/>
    </style:style>
    <style:style style:name="P16" style:family="paragraph" style:parent-style-name="Standard" style:list-style-name="WW8Num28">
      <style:paragraph-properties fo:orphans="2" fo:widows="2" style:punctuation-wrap="hanging" style:vertical-align="auto"/>
      <style:text-properties fo:color="#000000" style:font-name="Times New Roman" fo:font-size="10pt" fo:font-style="italic" style:font-size-asian="10pt" style:font-style-asian="italic" style:font-name-complex="Times New Roman" style:font-style-complex="italic"/>
    </style:style>
    <style:style style:name="P17" style:family="paragraph" style:parent-style-name="Standard">
      <style:paragraph-properties fo:text-align="center" style:justify-single-word="false" fo:orphans="2" fo:widows="2" style:punctuation-wrap="hanging" style:vertical-align="auto" style:snap-to-layout-grid="false"/>
      <style:text-properties fo:color="#000000" style:font-name="Times New Roman" fo:font-size="10pt" fo:font-style="italic" style:font-size-asian="10pt" style:font-style-asian="italic" style:font-name-complex="Times New Roman" style:font-style-complex="italic"/>
    </style:style>
    <style:style style:name="P18" style:family="paragraph" style:parent-style-name="Standard">
      <style:paragraph-properties fo:orphans="2" fo:widows="2" style:punctuation-wrap="hanging" style:vertical-align="auto"/>
      <style:text-properties fo:color="#000000" style:font-name="Times New Roman" fo:font-size="10pt" fo:font-style="italic" fo:font-weight="bold" style:font-size-asian="10pt" style:font-style-asian="italic" style:font-weight-asian="bold" style:font-name-complex="Times New Roman" style:font-style-complex="italic" style:font-weight-complex="bold"/>
    </style:style>
    <style:style style:name="P19" style:family="paragraph" style:parent-style-name="Standard">
      <style:paragraph-properties fo:text-align="center" style:justify-single-word="false" style:snap-to-layout-grid="false"/>
    </style:style>
    <style:style style:name="P20"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1" style:family="paragraph" style:parent-style-name="Standard" style:list-style-name="WW8Num2"/>
    <style:style style:name="P22" style:family="paragraph" style:parent-style-name="Standard">
      <style:text-properties fo:font-style="italic" style:font-style-asian="italic"/>
    </style:style>
    <style:style style:name="P23" style:family="paragraph" style:parent-style-name="Standard">
      <style:text-properties style:font-name="Times New Roman" style:font-name-complex="Times New Roman"/>
    </style:style>
    <style:style style:name="P24" style:family="paragraph" style:parent-style-name="Standard">
      <style:paragraph-properties fo:text-align="center" style:justify-single-word="false" style:snap-to-layout-grid="false"/>
      <style:text-properties style:font-name="Times New Roman" style:font-name-complex="Times New Roman"/>
    </style:style>
    <style:style style:name="P25" style:family="paragraph" style:parent-style-name="Standard">
      <style:paragraph-properties style:snap-to-layout-grid="false"/>
      <style:text-properties style:font-name="Times New Roman" style:font-name-complex="Times New Roman"/>
    </style:style>
    <style:style style:name="P26" style:family="paragraph" style:parent-style-name="Standard">
      <style:paragraph-properties style:snap-to-layout-grid="false"/>
    </style:style>
    <style:style style:name="P27" style:family="paragraph" style:parent-style-name="Standard">
      <style:paragraph-properties fo:orphans="2" fo:widows="2" style:punctuation-wrap="hanging" style:vertical-align="auto"/>
    </style:style>
    <style:style style:name="P28" style:family="paragraph" style:parent-style-name="Standard">
      <style:paragraph-properties fo:orphans="2" fo:widows="2" style:punctuation-wrap="hanging" style:vertical-align="auto"/>
      <style:text-properties fo:color="#3366ff" style:font-name="Times New Roman" fo:font-size="10pt" fo:font-style="italic" fo:font-weight="bold" style:font-size-asian="10pt" style:font-style-asian="italic" style:font-weight-asian="bold" style:font-name-complex="Times New Roman" style:font-style-complex="italic" style:font-weight-complex="bold"/>
    </style:style>
    <style:style style:name="P29" style:family="paragraph" style:parent-style-name="Standard" style:list-style-name="WW8Num28"/>
    <style:style style:name="P30" style:family="paragraph" style:parent-style-name="Standard">
      <style:paragraph-properties fo:orphans="2" fo:widows="2" style:punctuation-wrap="hanging" style:vertical-align="auto"/>
      <style:text-properties fo:color="#0000ff" style:font-name="Times New Roman" fo:font-size="10pt" fo:font-style="italic" fo:font-weight="bold" style:font-size-asian="10pt" style:font-style-asian="italic" style:font-weight-asian="bold" style:font-name-complex="Times New Roman" style:font-style-complex="italic" style:font-weight-complex="bold"/>
    </style:style>
    <style:style style:name="P31" style:family="paragraph" style:parent-style-name="Standard">
      <style:paragraph-properties style:snap-to-layout-grid="false"/>
      <style:text-properties style:font-name="TimesNewRomanPS-BoldMT" fo:font-weight="bold" style:font-weight-asian="bold" style:font-name-complex="TimesNewRomanPS-BoldMT" style:font-weight-complex="bold"/>
    </style:style>
    <style:style style:name="P32" style:family="paragraph" style:parent-style-name="Standard">
      <style:paragraph-properties fo:text-align="center" style:justify-single-word="false" fo:orphans="2" fo:widows="2" fo:padding-left="0.141cm" fo:padding-right="0.141cm" fo:padding-top="0.035cm" fo:padding-bottom="0.035cm" fo:border="0.035cm solid #000080" style:punctuation-wrap="hanging" style:vertical-align="auto"/>
    </style:style>
    <style:style style:name="P33" style:family="paragraph" style:parent-style-name="Standard">
      <style:paragraph-properties fo:text-align="center" style:justify-single-word="false" fo:orphans="2" fo:widows="2" fo:padding-left="0.141cm" fo:padding-right="0.141cm" fo:padding-top="0.035cm" fo:padding-bottom="0.035cm" fo:border="0.035cm solid #000080" style:punctuation-wrap="hanging" style:vertical-align="auto"/>
      <style:text-properties fo:color="#000000" fo:font-size="28pt" style:font-size-asian="28pt" style:language-asian="en" style:country-asian="US" style:font-name-complex="Calibri" style:font-size-complex="28pt"/>
    </style:style>
    <style:style style:name="P34" style:family="paragraph" style:parent-style-name="Standard">
      <style:paragraph-properties fo:text-align="center" style:justify-single-word="false" fo:orphans="2" fo:widows="2" fo:padding-left="0.141cm" fo:padding-right="0.141cm" fo:padding-top="0.035cm" fo:padding-bottom="0.035cm" fo:border="0.035cm solid #000080" style:punctuation-wrap="hanging" style:vertical-align="auto"/>
      <style:text-properties fo:color="#000000" style:font-name="Times New Roman" fo:font-size="20pt" style:font-size-asian="20pt" style:language-asian="en" style:country-asian="US" style:font-name-complex="Times New Roman" style:font-size-complex="20pt"/>
    </style:style>
    <style:style style:name="P35" style:family="paragraph" style:parent-style-name="Standard">
      <style:paragraph-properties fo:margin-top="0cm" fo:margin-bottom="0.353cm" fo:line-height="115%" fo:text-align="start" style:justify-single-word="false" fo:orphans="2" fo:widows="2" style:text-autospace="ideograph-alpha" style:punctuation-wrap="hanging" style:vertical-align="auto"/>
      <style:text-properties fo:color="#000000" style:font-name="Times New Roman" fo:font-size="12pt" style:font-size-asian="12pt" style:language-asian="en" style:country-asian="US" style:font-name-complex="Times New Roman" style:font-size-complex="12pt"/>
    </style:style>
    <style:style style:name="P36" style:family="paragraph" style:parent-style-name="Standard">
      <style:paragraph-properties fo:text-align="start" style:justify-single-word="false" fo:orphans="2" fo:widows="2" fo:break-before="page" style:punctuation-wrap="hanging" style:vertical-align="auto"/>
      <style:text-properties fo:color="#000000" style:font-name="Times New Roman" fo:font-size="10pt" fo:font-weight="bold" style:font-size-asian="10pt" style:font-weight-asian="bold" style:font-name-complex="Times New Roman" style:font-size-complex="14pt" style:font-weight-complex="bold"/>
    </style:style>
    <style:style style:name="P37" style:family="paragraph" style:parent-style-name="Standard">
      <style:paragraph-properties fo:orphans="2" fo:widows="2" fo:break-before="page" style:punctuation-wrap="hanging" style:vertical-align="auto"/>
      <style:text-properties fo:color="#000000" style:font-name="Times New Roman" fo:font-size="10pt" style:font-size-asian="10pt" style:font-name-complex="Times New Roman"/>
    </style:style>
    <style:style style:name="P38" style:family="paragraph" style:parent-style-name="Standard">
      <style:paragraph-properties fo:margin-left="1.27cm" fo:margin-right="0cm" fo:orphans="2" fo:widows="2" fo:text-indent="0cm" style:auto-text-indent="false" style:punctuation-wrap="hanging" style:vertical-align="auto"/>
      <style:text-properties fo:color="#000000" style:font-name="Times New Roman" fo:font-size="10pt" fo:font-style="italic" style:font-size-asian="10pt" style:font-style-asian="italic" style:font-name-complex="Times New Roman" style:font-style-complex="italic"/>
    </style:style>
    <style:style style:name="P39" style:family="paragraph" style:parent-style-name="Standard" style:master-page-name="Standard">
      <style:paragraph-properties fo:text-align="start" style:justify-single-word="false" fo:orphans="2" fo:widows="2" style:page-number="auto" style:punctuation-wrap="hanging" style:vertical-align="auto"/>
      <style:text-properties fo:color="#000000" fo:font-size="10pt" style:font-size-asian="10pt" style:language-asian="en" style:country-asian="US" style:font-name-complex="Calibri"/>
    </style:style>
    <style:style style:name="P40" style:family="paragraph" style:parent-style-name="Heading_20_1">
      <style:paragraph-properties fo:break-before="page"/>
    </style:style>
    <style:style style:name="P41" style:family="paragraph" style:parent-style-name="Footer">
      <style:paragraph-properties fo:text-align="center" style:justify-single-word="false"/>
    </style:style>
    <style:style style:name="P42" style:family="paragraph" style:parent-style-name="Contents_20_1">
      <style:paragraph-properties>
        <style:tab-stops>
          <style:tab-stop style:position="15.998cm" style:type="right" style:leader-style="dotted" style:leader-text="."/>
        </style:tab-stops>
      </style:paragraph-properties>
    </style:style>
    <style:style style:name="P43"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color="#000000" fo:font-size="28pt" style:font-size-asian="28pt" style:language-asian="en" style:country-asian="US" style:font-name-complex="Calibri" style:font-size-complex="28pt"/>
    </style:style>
    <style:style style:name="T2" style:family="text">
      <style:text-properties fo:color="#000000" fo:font-size="22.5pt" style:font-size-asian="22.5pt" style:language-asian="en" style:country-asian="US" style:font-name-complex="Calibri" style:font-size-complex="22.5pt"/>
    </style:style>
    <style:style style:name="T3" style:family="text">
      <style:text-properties fo:color="#000000" fo:font-size="12pt" style:font-size-asian="12pt" style:language-asian="en" style:country-asian="US" style:font-name-complex="Calibri" style:font-size-complex="12pt"/>
    </style:style>
    <style:style style:name="T4" style:family="text">
      <style:text-properties fo:color="#000000" fo:font-size="12pt" style:font-size-asian="12pt" style:font-size-complex="12pt"/>
    </style:style>
    <style:style style:name="T5" style:family="text">
      <style:text-properties fo:color="#000000" style:font-name="Times New Roman" fo:font-size="10pt" fo:font-style="italic" fo:font-weight="bold" style:font-size-asian="10pt" style:font-style-asian="italic" style:font-weight-asian="bold" style:font-name-complex="Times New Roman" style:font-style-complex="italic" style:font-weight-complex="bold"/>
    </style:style>
    <style:style style:name="T6" style:family="text">
      <style:text-properties fo:color="#000000" style:font-name="Times New Roman" fo:font-size="10pt" fo:font-style="italic" style:font-size-asian="10pt" style:font-style-asian="italic" style:font-name-complex="Times New Roman" style:font-style-complex="italic"/>
    </style:style>
    <style:style style:name="T7" style:family="text">
      <style:text-properties fo:color="#000000" style:font-name="Times New Roman" fo:font-size="10pt" fo:font-weight="bold" style:font-size-asian="10pt" style:font-weight-asian="bold" style:font-name-complex="Times New Roman" style:font-weight-complex="bold"/>
    </style:style>
    <style:style style:name="T8" style:family="text">
      <style:text-properties fo:color="#000000" style:font-name="Times New Roman" fo:font-size="10pt" style:font-size-asian="10pt" style:font-name-complex="Times New Roman"/>
    </style:style>
    <style:style style:name="T9" style:family="text">
      <style:text-properties fo:color="#000000" style:font-name="TimesNewRomanPSMT" fo:font-size="12pt" style:font-size-asian="12pt" style:font-name-complex="Wingdings" style:font-size-complex="12pt"/>
    </style:style>
    <style:style style:name="T10" style:family="text">
      <style:text-properties fo:color="#000000" style:font-name="TimesNewRomanPSMT" fo:font-size="12pt" style:font-size-asian="12pt" style:font-name-complex="TimesNewRomanPS-BoldMT" style:font-size-complex="12pt"/>
    </style:style>
    <style:style style:name="T11" style:family="text">
      <style:text-properties fo:color="#000000" fo:font-size="10pt" style:font-size-asian="10pt" style:language-asian="en" style:country-asian="US" style:font-name-complex="Calibri"/>
    </style:style>
    <style:style style:name="T12" style:family="text">
      <style:text-properties fo:font-size="14pt" style:font-size-asian="14pt" style:font-size-complex="14pt"/>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TimesNewRomanPSMT" fo:font-style="italic" style:font-style-asian="italic" style:font-name-complex="TimesNewRomanPSMT"/>
    </style:style>
    <style:style style:name="T16" style:family="text">
      <style:text-properties fo:color="#0000ff" style:font-name="TimesNewRomanPSMT" fo:font-style="italic" style:font-style-asian="italic" style:font-name-complex="TimesNewRomanPSMT"/>
    </style:style>
    <style:style style:name="T17" style:family="text">
      <style:text-properties fo:color="#0000ff" style:font-name="Times New Roman" fo:font-size="10pt" fo:font-style="italic" fo:font-weight="bold" style:font-size-asian="10pt" style:font-style-asian="italic" style:font-weight-asian="bold" style:font-name-complex="Times New Roman" style:font-style-complex="italic" style:font-weight-complex="bold"/>
    </style:style>
    <style:style style:name="T18" style:family="text">
      <style:text-properties style:font-name="TimesNewRomanPS-BoldMT" fo:font-weight="bold" style:font-weight-asian="bold" style:font-name-complex="TimesNewRomanPS-BoldMT" style:font-weight-complex="bold"/>
    </style:style>
    <style:style style:name="T19" style:family="text">
      <style:text-properties style:font-name-complex="TimesNewRomanPS-BoldMT"/>
    </style:style>
    <style:style style:name="T20" style:family="text">
      <style:text-properties fo:color="#3366ff" style:font-name="Times New Roman" fo:font-size="10pt" fo:font-style="italic" fo:font-weight="bold" style:font-size-asian="10pt" style:font-style-asian="italic" style:font-weight-asian="bold" style:font-name-complex="Times New Roman" style:font-style-complex="italic" style:font-weight-complex="bold"/>
    </style:style>
    <style:style style:name="T21" style:family="text">
      <style:text-properties style:font-name="Wingdings" style:font-name-complex="Wingdings"/>
    </style:style>
    <style:style style:name="T22" style:family="text">
      <style:text-properties style:font-name-complex="Wingdings"/>
    </style:style>
    <style:style style:name="T23" style:family="text">
      <style:text-properties style:font-name="Symbol" style:font-name-complex="Symbol"/>
    </style:style>
    <style:style style:name="T24" style:family="text">
      <style:text-properties style:font-name-complex="Symbol"/>
    </style:style>
    <style:style style:name="T25" style:family="text">
      <style:text-properties fo:font-size="16pt" style:font-size-asian="16pt"/>
    </style:style>
    <style:style style:name="T26" style:family="text">
      <style:text-properties fo:language="none" fo:country="none" style:language-asian="none" style:country-asian="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line" style:horizontal-pos="from-left" style:horizontal-rel="char" fo:background-color="#c0c0c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67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32"><text:span text:style-name="T1">C</text:span><text:span text:style-name="T2">ONCOURS </text:span><text:span text:style-name="T1">ROBAFIS 2011</text:span></text:p>
      <text:p text:style-name="P33">Référentiel de Développement</text:p>
      <text:p text:style-name="P5"/>
      <text:p text:style-name="P5"/>
      <text:h text:style-name="En-tête_20_de_20_table_20_des_20_matières" text:outline-level="1" text:is-list-header="true"><text:bookmark text:name="__RefHeading__1_1544687856"/>Table des matières<text:bookmark-end text:name="__RefHeading__1_1544687856"/></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2"><text:a xlink:type="simple" xlink:href="#__RefHeading__1_1544687856">Table des matières<text:tab/>1</text:a></text:p>
          <text:p text:style-name="P42"><text:a xlink:type="simple" xlink:href="#__RefHeading__3_1544687856">INTRODUCTION<text:tab/>2</text:a></text:p>
          <text:p text:style-name="P43"><text:a xlink:type="simple" xlink:href="#__RefHeading__5_1544687856">OBJET DU DOCUMENT<text:tab/>2</text:a></text:p>
          <text:p text:style-name="P43"><text:a xlink:type="simple" xlink:href="#__RefHeading__7_1544687856">RAPPEL DES OBJECTIFS DE LA PHASE DE DEVELOPPEMENT DU CONCOURS ROBAFIS<text:tab/>2</text:a></text:p>
          <text:p text:style-name="P43"><text:a xlink:type="simple" xlink:href="#__RefHeading__9_1544687856">PRESENTATION DU DOSSIER<text:tab/>2</text:a></text:p>
          <text:p text:style-name="P43"><text:a xlink:type="simple" xlink:href="#__RefHeading__11_1544687856">RAPPEL DES DOCUMENTS &amp; SOURCES DISPONIBLES POUR LE CONCOURS<text:tab/>2</text:a></text:p>
          <text:p text:style-name="P43"><text:a xlink:type="simple" xlink:href="#__RefHeading__13_1544687856">METHODOLOGIES ET TERMINOLOGIES<text:tab/>2</text:a></text:p>
          <text:p text:style-name="P43"><text:a xlink:type="simple" xlink:href="#__RefHeading__15_1544687856">PARTIES PRENANTES ET ROLES<text:tab/>2</text:a></text:p>
          <text:p text:style-name="P42"><text:a xlink:type="simple" xlink:href="#__RefHeading__17_1544687856">PLAN TYPE DU DOSSIER DE CONCEPTION<text:tab/>4</text:a></text:p>
          <text:p text:style-name="P42"><text:a xlink:type="simple" xlink:href="#__RefHeading__19_1544687856">CRITERES DE NOTATION &amp; PONDERATION<text:tab/>8</text:a></text:p>
          <text:p text:style-name="P42"><text:a xlink:type="simple" xlink:href="#__RefHeading__21_1544687856">SYSTEME DE NOTATION<text:tab/>8</text:a></text:p>
          <text:p text:style-name="P42"><text:a xlink:type="simple" xlink:href="#__RefHeading__23_1544687856">AUDIT DE CONFIGURATION<text:tab/>9</text:a></text:p>
        </text:index-body>
      </text:table-of-content>
      <text:p text:style-name="P20"/>
      <text:p text:style-name="P6"/>
      <text:p text:style-name="P6"/>
      <text:p text:style-name="P6"/>
      <text:p text:style-name="P6"/>
      <text:p text:style-name="P7"/>
      <text:h text:style-name="P40" text:outline-level="1"><text:bookmark text:name="__RefHeading__3_1544687856"/>INTRODUCTION<text:bookmark-end text:name="__RefHeading__3_1544687856"/></text:h>
      <text:h text:style-name="Heading_20_2" text:outline-level="2"><text:bookmark text:name="__RefHeading__5_1544687856"/>OBJET DU DOCUMENT<text:bookmark-end text:name="__RefHeading__5_1544687856"/></text:h>
      <text:p text:style-name="Standard">Ce document, structuré selon les processus majeurs de l'ingénierie système, a pour but de fournir une composition type d'un dossier de conception.</text:p>
      <text:h text:style-name="Heading_20_2" text:outline-level="2"><text:bookmark text:name="__RefHeading__7_1544687856"/>RAPPEL DES OBJECTIFS DE LA PHASE DE DEVELOPPEMENT DU CONCOURS ROBAFIS<text:bookmark-end text:name="__RefHeading__7_1544687856"/></text:h>
      <text:p text:style-name="Standard">À terminaison de la phase de développement, chaque équipe devra fournir au Comité d’organisation RobAFIS le dossier de conception complet, compilation des documents d’études, de définition et de justification ayant permis de réaliser le prototype qui participera à la phase finale du concours.</text:p>
      <text:h text:style-name="Heading_20_2" text:outline-level="2"><text:bookmark text:name="__RefHeading__9_1544687856"/>PRESENTATION DU DOSSIER<text:bookmark-end text:name="__RefHeading__9_1544687856"/></text:h>
      <text:p text:style-name="Standard">Le dossier qui ne devra en aucun cas dépasser 50 pages sera présenté sous forme d’un document unique, les numéros de chapitres et de paragraphes reprenant impérativement les titres et numéros de lot notifiés dans le présent document. Ce document portera la mention de l’établissement d’enseignement participant. Ce dossier sera communiqué en un seul envoi, sous forme d’un document électronique. Les formats autorisés sont doc, xls et pdf, à l’exclusion de tout autre format. Des documents pourront être annexés, s’ils correspondent à des « sorties » d’outils informatiques utilisés pour le développement. Ils seront impérativement convertis au format pdf. Ces documents porteront également la mention de l’établissement d’enseignement participant et le numéro de lot auquel ils se rapportent.</text:p>
      <text:p text:style-name="Standard">Le présent document ébauche et détaille les points fondamentaux qui doivent être traités dans le Dossier de Conception. Il en fournit par ailleurs le plan type.</text:p>
      <text:h text:style-name="Heading_20_2" text:outline-level="2"><text:bookmark text:name="__RefHeading__11_1544687856"/>RAPPEL DES DOCUMENTS <text:span text:style-name="T12">&amp; </text:span>SOURCES DISPONIBLES POUR LE CONCOURS<text:bookmark-end text:name="__RefHeading__11_1544687856"/></text:h>
      <text:p text:style-name="Standard">Liste des documents et outils fournis pour le Développement :</text:p>
      <text:list xml:id="list1664068916" text:style-name="WW8Num2">
        <text:list-item>
          <text:p text:style-name="P21">Règlement du concours RobAFIS (document REGLEMENT ROBAFIS)</text:p>
        </text:list-item>
        <text:list-item>
          <text:p text:style-name="P21">Cahier des charges (document CAHIER DES CHARGES ROBAFIS)</text:p>
        </text:list-item>
        <text:list-item>
          <text:p text:style-name="P21">Le présent document (REFERENTIEL DE DEVELOPPEMENT ROBAFIS)</text:p>
        </text:list-item>
      </text:list>
      <text:h text:style-name="Heading_20_2" text:outline-level="2"><text:bookmark text:name="__RefHeading__13_1544687856"/>METHODOLOGIES ET TERMINOLOGIES<text:bookmark-end text:name="__RefHeading__13_1544687856"/></text:h>
      <text:p text:style-name="Standard"><text:span text:style-name="T13">Pour accéder aux méthodologies et bonnes pratiques d’ingénierie système préconisées par l’AFIS, ainsi qu’aux terminologies associées, n’hésitez pas à visiter le site </text:span><text:span text:style-name="T16">http://www.afis.fr/ </text:span><text:span text:style-name="T13">dans sa partie ouverte au public ou dans l’espace réservé, si vous êtes adhérents à l’association</text:span><text:span text:style-name="T15">.</text:span></text:p>
      <text:h text:style-name="Heading_20_2" text:outline-level="2"><text:bookmark text:name="__RefHeading__15_1544687856"/>PARTIES PRENANTES ET ROLES<text:bookmark-end text:name="__RefHeading__15_1544687856"/></text:h>
      <text:p text:style-name="P22">RobAFIS, au-delà de la compétition proposée aux établissements d’enseignement et aux équipes qui s’engagent, peut être considéré comme un projet dans lequel s’engagent différentes parties prenantes, chacune avec un rôle et une contribution bien définis.</text:p>
      <text:p text:style-name="Standard"><text:span text:style-name="T18">Le maître d’ouvrage : </text:span>la maîtrise d’ouvrage est assurée par le Comité d’organisation RobAFIS. Celui-ci est en situation de « client » pour les équipes concurrentes et de « fournisseur » pour les adhérents et membres de l’AFIS et pour toutes les personnes en situation d’attente, en particulier sur les aspects touchant la pédagogie de l’ingénierie système.</text:p>
      <text:p text:style-name="Standard"><text:span text:style-name="T18">Le maître d’œuvre principal : </text:span>la maîtrise d’œuvre du concours RobAFIS est <text:soft-page-break/>assurée par le Comité d’organisation RobAFIS, supporté par les jurys d’évaluation, ainsi que par l’ensemble des personnes participant à l’organisation logistique de la manifestation.</text:p>
      <text:p text:style-name="Standard"><text:span text:style-name="T18">Les maîtres d’œuvre coopérants : </text:span>chaque équipe participant au développement d’un robot et impliquée <text:span text:style-name="T4">lors de la phase finale de la manifestation.</text:span></text:p>
      <text:h text:style-name="P40" text:outline-level="1"><text:bookmark text:name="__RefHeading__17_1544687856"/>PLAN TYPE DU DOSSIER DE CONCEPTION<text:bookmark-end text:name="__RefHeading__17_1544687856"/></text:h>
      <text:p text:style-name="P35"/>
      <text:p text:style-name="P35"/>
      <text:p text:style-name="P35"/>
      <text:p text:style-name="P35"/>
      <text:p text:style-name="P35"/>
      <text:p text:style-name="P35"/>
      <text:p text:style-name="P35"/>
      <text:p text:style-name="P34">NOM DE L’ETABLISSEMENT D’ENSEIGNEMENT ET DU CURSUS DE FORMATION</text:p>
      <text:p text:style-name="P8"/>
      <text:p text:style-name="P8"/>
      <text:p text:style-name="P8"/>
      <text:p text:style-name="P8"/>
      <text:p text:style-name="P8"/>
      <text:p text:style-name="P2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4">Edition</text:p>
          </table:table-cell>
          <table:table-cell table:style-name="Tableau1.A1" office:value-type="string">
            <text:p text:style-name="P24">Nature de l’évolution</text:p>
          </table:table-cell>
          <table:table-cell table:style-name="Tableau1.A1" office:value-type="string">
            <text:p text:style-name="P24">Evolution</text:p>
          </table:table-cell>
          <table:table-cell table:style-name="Tableau1.D1" office:value-type="string">
            <text:p text:style-name="P24">Date</text:p>
          </table:table-cell>
        </table:table-row>
        <table:table-row table:style-name="Tableau1.1">
          <table:table-cell table:style-name="Tableau1.A2" office:value-type="string">
            <text:p text:style-name="P25"/>
          </table:table-cell>
          <table:table-cell table:style-name="Tableau1.A2" office:value-type="string">
            <text:p text:style-name="P25"/>
          </table:table-cell>
          <table:table-cell table:style-name="Tableau1.A2" office:value-type="string">
            <text:p text:style-name="P25"/>
          </table:table-cell>
          <table:table-cell table:style-name="Tableau1.D2" office:value-type="string">
            <text:p text:style-name="P25"/>
          </table:table-cell>
        </table:table-row>
        <table:table-row table:style-name="Tableau1.1">
          <table:table-cell table:style-name="Tableau1.A2" office:value-type="string">
            <text:p text:style-name="P25"/>
          </table:table-cell>
          <table:table-cell table:style-name="Tableau1.A2" office:value-type="string">
            <text:p text:style-name="P25"/>
          </table:table-cell>
          <table:table-cell table:style-name="Tableau1.A2" office:value-type="string">
            <text:p text:style-name="P25"/>
          </table:table-cell>
          <table:table-cell table:style-name="Tableau1.D2" office:value-type="string">
            <text:p text:style-name="P25"/>
          </table:table-cell>
        </table:table-row>
        <table:table-row table:style-name="Tableau1.1">
          <table:table-cell table:style-name="Tableau1.A2" office:value-type="string">
            <text:p text:style-name="P25"/>
          </table:table-cell>
          <table:table-cell table:style-name="Tableau1.A2" office:value-type="string">
            <text:p text:style-name="P25"/>
          </table:table-cell>
          <table:table-cell table:style-name="Tableau1.A2" office:value-type="string">
            <text:p text:style-name="P25"/>
          </table:table-cell>
          <table:table-cell table:style-name="Tableau1.D2" office:value-type="string">
            <text:p text:style-name="P25"/>
          </table:table-cell>
        </table:table-row>
      </table:table>
      <text:p text:style-name="P23"/>
      <text:p text:style-name="Standard"/>
      <text:p text:style-name="P36"/>
      <text:p text:style-name="P9">1 DEFINITION DES EXIGENCES</text:p>
      <text:p text:style-name="P28">1.1. DESCRIPTION GENERALE DU SYSTEME (LOT 11)</text:p>
      <text:p text:style-name="P9">1.1.1. Finalité, mission et objectifs du système</text:p>
      <text:p text:style-name="P10">Rappel des éléments du CdC.</text:p>
      <text:p text:style-name="P14">Ce document sera présenté sous forme de tableau.</text:p>
      <text:p text:style-name="P9">1.1.2. Contexte organique du système</text:p>
      <text:p text:style-name="P10">Objets, constituants du contexte d'utilisation en liaison avec le système étudié.</text:p>
      <text:p text:style-name="P10">Liens physiques (interfaces ou connexions physiques) entre ces objets, constituants du contexte et le système étudié.</text:p>
      <text:p text:style-name="P9">1.1.3. Contexte fonctionnel du système</text:p>
      <text:p text:style-name="P10">Fonctions des objets, constituants du contexte d'utilisation.</text:p>
      <text:p text:style-name="P10">Flux d'entrées et de sorties entre les fonctions des objets du contexte et la fonction ou mission du système étudié.</text:p>
      <text:p text:style-name="P28">1.2. DOCUMENT DES EXIGENCES TECHNIQUES (REFERENTIEL D'EXIGENCES) (LOT 12)</text:p>
      <text:p text:style-name="P14">Proposition d'une typologie d'exigences (indicatif et non exhaustif).</text:p>
      <text:p text:style-name="P9">1.2.1. Exigences fonctionnelles</text:p>
      <text:p text:style-name="P9">1.2.2. Exigences de performance</text:p>
      <text:p text:style-name="P9">1.2.3. Exigences d'interfaces (fonctionnelles, physiques)</text:p>
      <text:p text:style-name="P9">1.2.4. Exigences opérationnelles</text:p>
      <text:list xml:id="list1436906274" text:style-name="WW8Num28">
        <text:list-item>
          <text:p text:style-name="P12">Modes opérationnels et scénarios opérationnels</text:p>
        </text:list-item>
        <text:list-item>
          <text:p text:style-name="P12">Exigences d'Ergonomie</text:p>
        </text:list-item>
        <text:list-item>
          <text:p text:style-name="P12">Exigences de Sûreté de Fonctionnement (sécurité, fiabilité, disponibilité, maintenabilité)</text:p>
        </text:list-item>
        <text:list-item>
          <text:p text:style-name="P12">Exigences d'Environnement opérationnel</text:p>
        </text:list-item>
        <text:list-item>
          <text:p text:style-name="P12">Exigences de stockage et de transport</text:p>
        </text:list-item>
        <text:list-item>
          <text:p text:style-name="P12">Exigences de maintenance</text:p>
        </text:list-item>
      </text:list>
      <text:p text:style-name="P9">1.2.5. Contraintes</text:p>
      <text:list xml:id="list65878056" text:continue-numbering="true" text:style-name="WW8Num28">
        <text:list-item>
          <text:p text:style-name="P12">Contraintes de conception et de réalisation</text:p>
        </text:list-item>
        <text:list-item>
          <text:p text:style-name="P12">Contraintes physiques (dimensions)</text:p>
        </text:list-item>
        <text:list-item>
          <text:p text:style-name="P12">Contraintes de mise en service, de montage</text:p>
        </text:list-item>
        <text:list-item>
          <text:p text:style-name="P12">Contraintes de maintenance</text:p>
        </text:list-item>
        <text:list-item>
          <text:p text:style-name="P12">Contraintes de retrait de service</text:p>
        </text:list-item>
      </text:list>
      <text:p text:style-name="P9">1.2.6. Exigences de validation</text:p>
      <text:p text:style-name="P18"/>
      <text:p text:style-name="P27"><text:span text:style-name="T5">2</text:span><text:span text:style-name="T7">. DOSSIER DE CONCEPTION ARCHITECTURALE DU SYSTEME EN SOUS-SYSTEMES</text:span></text:p>
      <text:p text:style-name="P28">2.1. DESCRIPTION GENERALE (LOT 21)</text:p>
      <text:p text:style-name="P10">Il s’agit dans ce document à caractère informatif général, par un texte succinct, de présenter la solution en la décrivant. Ce texte pourra être utilement illustré par des photographies ou des représentations 2D ou 3D du produit.</text:p>
      <text:p text:style-name="P14">L’intérêt de ce document est de permettre d’appréhender globalement la solution et de faciliter la compréhension et l’exploitation de l’ensemble des documents d’études et de définition constituant le dossier de développement.</text:p>
      <text:p text:style-name="P27"><text:span text:style-name="T20">2.2. ARCHITECTURE FONCTIONNELLE (LOT 22</text:span><text:span text:style-name="T17">)</text:span></text:p>
      <text:p text:style-name="P14">Il est recommandé de faire appel au maximum à des modes de représentation graphique.</text:p>
      <text:p text:style-name="P9">Arborescence fonctionnelle statique</text:p>
      <text:p text:style-name="P10">Description des fonctions, Description des flux internes d'entrées sorties</text:p>
      <text:p text:style-name="P9">Architecture fonctionnelle dynamique</text:p>
      <text:p text:style-name="P10">Scénarios et modèles dynamiques, incluant les fonctions avec leurs flux d'entrées sorties.</text:p>
      <text:p text:style-name="P28">2.3. ARCHITECTURE ORGANIQUE (LOT 23)</text:p>
      <text:p text:style-name="P14">Il est recommandé de faire appel au maximum à des représentations graphiques.</text:p>
      <text:p text:style-name="P9">Arborescence organique</text:p>
      <text:p text:style-name="P10">Arborescence organique, description des constituants du système étudié, description des liens physiques (connexions ou interfaces).</text:p>
      <text:p text:style-name="P9">Architecture organique</text:p>
      <text:p text:style-name="P10">Diagramme d'architecture organique en sous-systèmes, incluant les liens ou connexions physiques.</text:p>
      <text:p text:style-name="P28">2.4. MOYENS CONSOMMES, UTILISES, PRODUITS (LOT 24)</text:p>
      <text:p text:style-name="P10">Volume ou quantités des entrées nécessaires ou des sorties produites pour que le système fonctionne ; ou volume des consommables nécessaires.</text:p>
      <text:p text:style-name="P28">2.5. INTERFACES (LOT 25)</text:p>
      <text:p text:style-name="P9">Définition des interfaces externes au système</text:p>
      <text:p text:style-name="P10">Allocation des flux d'entrées et de sorties sur les liens externes.</text:p>
      <text:p text:style-name="P9"><text:soft-page-break/>Définition des interfaces internes au système</text:p>
      <text:p text:style-name="P10">Allocation des flux d'entrées et de sorties sur les liens internes.</text:p>
      <text:p text:style-name="P28">2.6. DESCRIPTIONS FONCTIONNELLE ET ORGANIQUE DES SOUS SYSTEMES (LOT 26)</text:p>
      <text:p text:style-name="P28">Pour chaque sous-système, indiquer :</text:p>
      <text:list xml:id="list1997884186" text:continue-numbering="true" text:style-name="WW8Num28">
        <text:list-item>
          <text:p text:style-name="P12">Ses caractéristiques techniques réalisées.</text:p>
        </text:list-item>
        <text:list-item>
          <text:p text:style-name="P12">L’architecture fonctionnelle.</text:p>
        </text:list-item>
        <text:list-item>
          <text:p text:style-name="P12">L’architecture organique de ses constituants (mécaniques, électriques, informatiques,….).</text:p>
        </text:list-item>
        <text:list-item>
          <text:p text:style-name="P12">La traçabilité des fonctions allouées aux constituants.</text:p>
        </text:list-item>
      </text:list>
      <text:p text:style-name="P9"/>
      <text:p text:style-name="P9">3. DOSSIER DE DEFINITION (LOT 30)</text:p>
      <text:p text:style-name="P10">Ce dossier sera constitué :</text:p>
      <text:list xml:id="list303707703" text:continue-numbering="true" text:style-name="WW8Num28">
        <text:list-item>
          <text:p text:style-name="P12">de la nomenclature de définition du système complet (arborescence des constituants du système),</text:p>
        </text:list-item>
        <text:list-item>
          <text:p text:style-name="P12">du schéma d’interconnexion électrique (puissance et commande-contrôle),</text:p>
        </text:list-item>
        <text:list-item>
          <text:p text:style-name="P12">du schéma de description de la chaîne cinématique,</text:p>
        </text:list-item>
        <text:list-item>
          <text:p text:style-name="P12">du ou des plans d’ensemble du produit et de ses sous-ensembles,</text:p>
        </text:list-item>
        <text:list-item>
          <text:p text:style-name="P12">des éventuelles spécifications d’assemblage précisant les conditions de montage/réglage/contrôles intermédiaires imposées,</text:p>
        </text:list-item>
        <text:list-item>
          <text:p text:style-name="P12">des spécifications de marquage d’identification du système et de ses constituants, permettant d’en connaître la configuration et d’assurer la traçabilité des évolutions et des écarts de configuration attendues,</text:p>
        </text:list-item>
        <text:list-item>
          <text:p text:style-name="P12">la spécification de contrôle final.</text:p>
        </text:list-item>
      </text:list>
      <text:p text:style-name="P30"/>
      <text:p text:style-name="P9">4. DOSSIER DE JUSTIFICATION (LOT 40)</text:p>
      <text:p text:style-name="P14">(appelé aussi Dossier Justificatif de la Définition : DJD)</text:p>
      <text:p text:style-name="P14">Expliquer, justifier les choix d'architecture fonctionnelle et physique, le choix des constituants, leur agencement au regard des exigences techniques.</text:p>
      <text:p text:style-name="P14">Le DJD contient tous les éléments de justification, de vérification et de validation établis en phase d'ingénierie.</text:p>
      <text:p text:style-name="P10">On y trouve en particulier :</text:p>
      <text:list xml:id="list1941945297" text:continue-numbering="true" text:style-name="WW8Num28">
        <text:list-item>
          <text:p text:style-name="P12">les études techniques (faisabilité, calcul d'allocation des performances,…)</text:p>
        </text:list-item>
        <text:list-item>
          <text:p text:style-name="P12">les matrices d'allocation et de traçabilité,</text:p>
        </text:list-item>
        <text:list-item>
          <text:p text:style-name="P12">les modèles décisionnels qui ont permis de sélectionner la solution retenue,</text:p>
        </text:list-item>
        <text:list-item>
          <text:p text:style-name="P12">la description des solutions non retenues et la raison de leur mise à l'écart,</text:p>
        </text:list-item>
        <text:list-item>
          <text:p text:style-name="P12">etc.</text:p>
        </text:list-item>
      </text:list>
      <text:p text:style-name="P10">Ce document de synthèse précisera pour chaque exigence :</text:p>
      <text:list xml:id="list1288178561" text:continue-numbering="true" text:style-name="WW8Num28">
        <text:list-item>
          <text:p text:style-name="P12">le rappel de l’exigence sous forme de texte pour les exigences qualitatives ou la valeur spécifiée pour les exigences quantifiées,</text:p>
        </text:list-item>
        <text:list-item>
          <text:p text:style-name="P12">la réponse technique apportée pour les exigences qualitatives ou la valeur de la performance atteinte pour les exigences quantifiées,</text:p>
        </text:list-item>
        <text:list-item>
          <text:p text:style-name="P12">les dispersions possibles du fait de la définition ou de la réalisation, sur les performances, sur les caractéristiques techniques du produit, sur les caractéristiques des interfaces,</text:p>
        </text:list-item>
        <text:list-item>
          <text:p text:style-name="P12">la nature de la démarche suivie pour apporter la preuve de l’atteinte de la performance spécifiée (théorique ou expérimentale),</text:p>
        </text:list-item>
        <text:list-item>
          <text:p text:style-name="P12">les références des documents de preuve disponibles : note d’étude, note de calcul de dimensionnement, résultat de modélisation/simulation, CR de résultat d’essai.</text:p>
        </text:list-item>
      </text:list>
      <text:p text:style-name="P14">Une présentation sous forme de tableau est souhaitée pour la synthèse qui sera accompagnée en annexes des documents justificatifs porteurs de la preuve apportée.</text:p>
      <text:p text:style-name="P14"/>
      <text:p text:style-name="P9">5. PLAN D'INTEGRATION VERIFICATION VALIDATION (LOT 50)</text:p>
      <text:p text:style-name="P10">Il s’agit dans ce document de présenter :</text:p>
      <text:list xml:id="list1956580669" text:continue-numbering="true" text:style-name="WW8Num28">
        <text:list-item>
          <text:p text:style-name="P12">Le plan d'intégration mécanique et électrique du système (synoptique de montage), permettant de vérifier et valider le fonctionnement des sous-systèmes et du système ; il donnera aussi l'ordre d'assemblage des constituants.</text:p>
        </text:list-item>
        <text:list-item>
          <text:p text:style-name="P12">Le plan de vérification et de test (synoptiques de contrôle) qui correspond au plan d'intégration et qui décrit les méthodes (démonstrations, tests) utilisées pour vérifier et valider le fonctionnement du système.</text:p>
        </text:list-item>
        <text:list-item>
          <text:p text:style-name="P12">Le plan de validation finale par rapport aux exigences de niveau système complet.</text:p>
        </text:list-item>
      </text:list>
      <text:p text:style-name="P14">Ce document sera utilisable :</text:p>
      <text:list xml:id="list2013863060" text:continue-numbering="true" text:style-name="WW8Num28">
        <text:list-item>
          <text:p text:style-name="P16">pour l’assemblage du produit pendant les travaux de développement chez le fournisseur,</text:p>
        </text:list-item>
        <text:list-item>
          <text:p text:style-name="P16">pour son assemblage chez le client lors de la phase finale.</text:p>
        </text:list-item>
      </text:list>
      <text:p text:style-name="P38"/>
      <text:p text:style-name="P18"><text:soft-page-break/>6. DOSSIER D’ETUDE DE MAINTENABILITE - DEFINITION DE LA MAINTENANCE</text:p>
      <text:p text:style-name="P28">6.1. DOSSIER D’ETUDES DE MAINTENABILITE (LOT 61)</text:p>
      <text:p text:style-name="P10">Il s’agit dans ce document :</text:p>
      <text:list xml:id="list189061663" text:continue-numbering="true" text:style-name="WW8Num28">
        <text:list-item>
          <text:p text:style-name="P12">d’identifier l’ensemble des scénarios propres aux opérations de maintenance,</text:p>
        </text:list-item>
        <text:list-item>
          <text:p text:style-name="P12">d’établir le référentiel des exigences applicables à la testabilité et à la maintenabilité du produit.</text:p>
        </text:list-item>
      </text:list>
      <text:p text:style-name="P10">Il s’agit également de préciser, comment les exigences et contraintes de maintenabilité sont prises en compte dans la conception du produit, pour celles qui ont un impact direct sur le produit.</text:p>
      <text:p text:style-name="P28">6.2. PLAN DE MAINTENANCE ET FICHES DE MAINTENANCES (LOT 62)</text:p>
      <text:p text:style-name="P10">Le plan de maintenance dresse la liste exhaustive des opérations de maintenance préventives et curatives qui sont proposées.</text:p>
      <text:p text:style-name="P10">Pour chaque opération de maintenance, les données suivantes seront indiquées :</text:p>
      <text:list xml:id="list1087640767" text:continue-numbering="true" text:style-name="WW8Num28">
        <text:list-item>
          <text:p text:style-name="P12">le mode opératoire succinct,</text:p>
        </text:list-item>
        <text:list-item>
          <text:p text:style-name="P12">la liste des éventuels composants de rechange nécessaires,</text:p>
        </text:list-item>
        <text:list-item>
          <text:p text:style-name="P12">la liste des outillages nécessaires pour l’intervention : test et démontage/remontage/réglage,</text:p>
        </text:list-item>
        <text:list-item>
          <text:p text:style-name="P12">le temps d’intervention.</text:p>
        </text:list-item>
      </text:list>
      <text:p text:style-name="P14">Ce document sera présenté sous forme de tableau.</text:p>
      <text:p text:style-name="P28">6.3. VALIDATION DU PLAN DE MAINTENANCE (LOT 63)</text:p>
      <text:p text:style-name="P10">Pour la justification des performances de maintenabilité, les exigences de maintenabilité, la démarche de validation suivie et les preuves de satisfaction obtenues sont intégrées au DJD (synthèse et ses annexes). Le jour de l’épreuve, il sera demandé à l’équipe concourant de réaliser un mode opératoire choisi par le jury, sélectionné parmi ceux figurant dans le plan de maintenance proposé en appliquant la fiche de mode opératoire correspondante.</text:p>
      <text:p text:style-name="P14">Pas de document spécifique, le résultat de ces travaux sera intégré dans le Dossier de Justification (LOT 40).</text:p>
      <text:p text:style-name="P18"/>
      <text:p text:style-name="P18">7. MANAGEMENT DU PROJET</text:p>
      <text:p text:style-name="P28">7.1. ORGANISATION ET SUIVI DE PROJET (LOT 71)</text:p>
      <text:p text:style-name="P10">- Liste des jalons et attendus des points clés du projet.</text:p>
      <text:p text:style-name="P10">- WBS et OT (architecture et ordonnancement des tâches).</text:p>
      <text:p text:style-name="P10">- Calendrier prévisionnel et constaté.</text:p>
      <text:p text:style-name="P10">- Bilan des points d’avancement intermédiaire (synthétique).</text:p>
      <text:p text:style-name="P10">- Compte-rendu de Revue interne de fin de Développement.</text:p>
      <text:p text:style-name="P28">7.2. PILOTAGE PAR LA QUALITE, LES COUTS ET LES DELAIS (LOT 72)</text:p>
      <text:p text:style-name="P10">- Études d'analyse de la valeur réalisées relatives au coût du produit et au coût de son développement.</text:p>
      <text:p text:style-name="P10">- Fourniture de la courbe d’évolution des consommations sur budget de développement (exprimé en homme - jour).</text:p>
      <text:p text:style-name="P10">- Fourniture de la courbe d’évolution du coût unitaire du produit (coût calculé en utilisant le barème des coûts élémentaires des composants figurant au cahier des charges).</text:p>
      <text:p text:style-name="P14">Il sera présenté comme suit :</text:p>
      <table:table table:name="Tableau2" table:style-name="Tableau2">
        <table:table-column table:style-name="Tableau2.A" table:number-columns-repeated="2"/>
        <table:table-column table:style-name="Tableau2.C"/>
        <table:table-column table:style-name="Tableau2.D"/>
        <table:table-column table:style-name="Tableau2.E"/>
        <table:table-row table:style-name="Tableau2.1">
          <table:table-cell table:style-name="Tableau2.A1" office:value-type="string">
            <text:p text:style-name="P11">Référence article</text:p>
          </table:table-cell>
          <table:table-cell table:style-name="Tableau2.A1" office:value-type="string">
            <text:p text:style-name="P11">Désignation article</text:p>
          </table:table-cell>
          <table:table-cell table:style-name="Tableau2.A1" office:value-type="string">
            <text:p text:style-name="P11">Quantité</text:p>
          </table:table-cell>
          <table:table-cell table:style-name="Tableau2.A1" office:value-type="string">
            <text:p text:style-name="P11">Coût unitaire</text:p>
          </table:table-cell>
          <table:table-cell table:style-name="Tableau2.E1" office:value-type="string">
            <text:p text:style-name="P11">Coût total</text:p>
          </table:table-cell>
        </table:table-row>
        <table:table-row table:style-name="Tableau2.1">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E1" office:value-type="string">
            <text:p text:style-name="P17">-</text:p>
          </table:table-cell>
        </table:table-row>
        <table:table-row table:style-name="Tableau2.1">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E1" office:value-type="string">
            <text:p text:style-name="P17">-</text:p>
          </table:table-cell>
        </table:table-row>
        <table:table-row table:style-name="Tableau2.1">
          <table:table-cell table:style-name="Tableau2.A4" table:number-columns-spanned="4" office:value-type="string">
            <text:p text:style-name="P13">SYSTEME COMPLET</text:p>
          </table:table-cell>
          <table:covered-table-cell/>
          <table:covered-table-cell/>
          <table:covered-table-cell/>
          <table:table-cell table:style-name="Tableau2.E1" office:value-type="string">
            <text:p text:style-name="P15"/>
          </table:table-cell>
        </table:table-row>
      </table:table>
      <text:p text:style-name="P28"/>
      <text:p text:style-name="P28">7.3. MANAGEMENT DES RISQUES (LOT 73)</text:p>
      <text:p text:style-name="P10">Liste des risques identifiés et plan des actions en maîtrise de ces risques (suppression /réduction) pendant la phase de développement et en exploitation opérationnelle, en distinguant les risques projet et les risques produit.</text:p>
      <text:p text:style-name="P37"/>
      <text:h text:style-name="Heading_20_1" text:outline-level="1"><text:bookmark text:name="__RefHeading__19_1544687856"/>CRITERES DE NOTATION &amp; PONDERATION<text:bookmark-end text:name="__RefHeading__19_1544687856"/></text:h>
      <text:p text:style-name="Standard">La grille de notation utilisée par le comité d’organisation de RobAFIS sera la suivante :</text:p>
      <table:table table:name="Tableau3" table:style-name="Tableau3">
        <table:table-column table:style-name="Tableau3.A"/>
        <table:table-column table:style-name="Tableau3.B"/>
        <table:table-row table:style-name="Tableau3.1">
          <table:table-cell table:style-name="Tableau3.A1" office:value-type="string">
            <text:p text:style-name="P26">Livrables attendus</text:p>
          </table:table-cell>
          <table:table-cell table:style-name="Tableau3.B1" office:value-type="string">
            <text:p text:style-name="P26">Pondération</text:p>
          </table:table-cell>
        </table:table-row>
        <table:table-row table:style-name="Tableau3.1">
          <table:table-cell table:style-name="Tableau3.A2" office:value-type="string">
            <text:p text:style-name="P31">Définition des exigences</text:p>
          </table:table-cell>
          <table:table-cell table:style-name="Tableau3.B2" office:value-type="string">
            <text:p text:style-name="P31">3</text:p>
          </table:table-cell>
        </table:table-row>
        <table:table-row table:style-name="Tableau3.1">
          <table:table-cell table:style-name="Tableau3.A1" office:value-type="string">
            <text:p text:style-name="P26"><text:span text:style-name="T21"></text:span>Description générale du système</text:p>
          </table:table-cell>
          <table:table-cell table:style-name="Tableau3.B1" office:value-type="string">
            <text:p text:style-name="P26">1,5</text:p>
          </table:table-cell>
        </table:table-row>
        <table:table-row table:style-name="Tableau3.1">
          <table:table-cell table:style-name="Tableau3.A1" office:value-type="string">
            <text:p text:style-name="P26"><text:span text:style-name="T21"></text:span>Référentiel des exigences</text:p>
          </table:table-cell>
          <table:table-cell table:style-name="Tableau3.B1" office:value-type="string">
            <text:p text:style-name="P26">1,5</text:p>
          </table:table-cell>
        </table:table-row>
        <table:table-row table:style-name="Tableau3.1">
          <table:table-cell table:style-name="Tableau3.A2" office:value-type="string">
            <text:p text:style-name="P31">Dossier de Conception</text:p>
          </table:table-cell>
          <table:table-cell table:style-name="Tableau3.B2" office:value-type="string">
            <text:p text:style-name="P31">3</text:p>
          </table:table-cell>
        </table:table-row>
        <table:table-row table:style-name="Tableau3.1">
          <table:table-cell table:style-name="Tableau3.A1" office:value-type="string">
            <text:p text:style-name="P26"><text:span text:style-name="T21"></text:span>Description générale</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Architecture fonctionnelle</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Architecture organique</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Moyens consommés, utilisés, produits</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Interfaces</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Descriptions fonctionnelle et organique des sous-systèmes</text:p>
          </table:table-cell>
          <table:table-cell table:style-name="Tableau3.B1" office:value-type="string">
            <text:p text:style-name="P26">0,5</text:p>
          </table:table-cell>
        </table:table-row>
        <table:table-row table:style-name="Tableau3.1">
          <table:table-cell table:style-name="Tableau3.A2" office:value-type="string">
            <text:p text:style-name="P31">Dossier de Définition</text:p>
          </table:table-cell>
          <table:table-cell table:style-name="Tableau3.B2" office:value-type="string">
            <text:p text:style-name="P31">3</text:p>
          </table:table-cell>
        </table:table-row>
        <table:table-row table:style-name="Tableau3.1">
          <table:table-cell table:style-name="Tableau3.A2" office:value-type="string">
            <text:p text:style-name="P31">Dossier de Justification</text:p>
          </table:table-cell>
          <table:table-cell table:style-name="Tableau3.B2" office:value-type="string">
            <text:p text:style-name="P31">3</text:p>
          </table:table-cell>
        </table:table-row>
        <table:table-row table:style-name="Tableau3.1">
          <table:table-cell table:style-name="Tableau3.A2" office:value-type="string">
            <text:p text:style-name="P31">Plan d’Intégration, de Vérification et de Validation </text:p>
          </table:table-cell>
          <table:table-cell table:style-name="Tableau3.B2" office:value-type="string">
            <text:p text:style-name="P31">2</text:p>
          </table:table-cell>
        </table:table-row>
        <table:table-row table:style-name="Tableau3.1">
          <table:table-cell table:style-name="Tableau3.A2" office:value-type="string">
            <text:p text:style-name="P31">Dossier d’Etudes de Maintenabilité et de Définition de la Maintenance</text:p>
          </table:table-cell>
          <table:table-cell table:style-name="Tableau3.B2" office:value-type="string">
            <text:p text:style-name="P31">2</text:p>
          </table:table-cell>
        </table:table-row>
        <table:table-row table:style-name="Tableau3.1">
          <table:table-cell table:style-name="Tableau3.A1" office:value-type="string">
            <text:p text:style-name="P26"><text:span text:style-name="T21"></text:span>Dossier d’Etudes</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Plan de maintenance</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Fiches de maintenance</text:p>
          </table:table-cell>
          <table:table-cell table:style-name="Tableau3.B1" office:value-type="string">
            <text:p text:style-name="P26">0,5</text:p>
          </table:table-cell>
        </table:table-row>
        <table:table-row table:style-name="Tableau3.1">
          <table:table-cell table:style-name="Tableau3.A1" office:value-type="string">
            <text:p text:style-name="P26"><text:span text:style-name="T21"></text:span>Validation du plan de maintenance</text:p>
          </table:table-cell>
          <table:table-cell table:style-name="Tableau3.B1" office:value-type="string">
            <text:p text:style-name="P26">0,5</text:p>
          </table:table-cell>
        </table:table-row>
        <table:table-row table:style-name="Tableau3.1">
          <table:table-cell table:style-name="Tableau3.A2" office:value-type="string">
            <text:p text:style-name="P31">Management du Projet</text:p>
          </table:table-cell>
          <table:table-cell table:style-name="Tableau3.B2" office:value-type="string">
            <text:p text:style-name="P31">3</text:p>
          </table:table-cell>
        </table:table-row>
        <table:table-row table:style-name="Tableau3.1">
          <table:table-cell table:style-name="Tableau3.A1" office:value-type="string">
            <text:p text:style-name="P26"><text:span text:style-name="T21"></text:span>Organisation et suivi de projet</text:p>
          </table:table-cell>
          <table:table-cell table:style-name="Tableau3.B1" office:value-type="string">
            <text:p text:style-name="P26">1</text:p>
          </table:table-cell>
        </table:table-row>
        <table:table-row table:style-name="Tableau3.1">
          <table:table-cell table:style-name="Tableau3.A1" office:value-type="string">
            <text:p text:style-name="P26"><text:span text:style-name="T21"></text:span>Pilotage par la qualité, les coûts, les délais</text:p>
          </table:table-cell>
          <table:table-cell table:style-name="Tableau3.B1" office:value-type="string">
            <text:p text:style-name="P26">1</text:p>
          </table:table-cell>
        </table:table-row>
        <table:table-row table:style-name="Tableau3.1">
          <table:table-cell table:style-name="Tableau3.A1" office:value-type="string">
            <text:p text:style-name="P26"><text:span text:style-name="T21"></text:span>Management des risques</text:p>
          </table:table-cell>
          <table:table-cell table:style-name="Tableau3.B1" office:value-type="string">
            <text:p text:style-name="P26">1</text:p>
          </table:table-cell>
        </table:table-row>
        <table:table-row table:style-name="Tableau3.1">
          <table:table-cell table:style-name="Tableau3.A2" office:value-type="string">
            <text:p text:style-name="P26"><text:span text:style-name="T18">Qualité</text:span><text:span text:style-name="T18"> rédactionnelle du dossier</text:span></text:p>
          </table:table-cell>
          <table:table-cell table:style-name="Tableau3.B2" office:value-type="string">
            <text:p text:style-name="P31">1</text:p>
          </table:table-cell>
        </table:table-row>
        <table:table-row table:style-name="Tableau3.1">
          <table:table-cell table:style-name="Tableau3.A25" office:value-type="string">
            <text:p text:style-name="P31">NOTATION GLOBALE</text:p>
          </table:table-cell>
          <table:table-cell table:style-name="Tableau3.B25" office:value-type="string">
            <text:p text:style-name="P31">200*</text:p>
          </table:table-cell>
        </table:table-row>
      </table:table>
      <text:p text:style-name="Standard"/>
      <text:p text:style-name="Standard"><text:span text:style-name="T23"></text:span>notation sur 200, compte tenu de la pondération et de la note élémentaire attribuée à chaque livrable.</text:p>
      <text:h text:style-name="Heading_20_1" text:outline-level="1"><text:bookmark text:name="__RefHeading__21_1544687856"/><text:span text:style-name="T25">S</text:span>YSTEME DE NOTATION<text:bookmark-end text:name="__RefHeading__21_1544687856"/></text:h>
      <text:p text:style-name="Standard">L’échelle de notation appliquée à l’évaluation de chaque livrable attendu sera la suivante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9">Notation absolue</text:p>
          </table:table-cell>
          <table:table-cell table:style-name="Tableau4.A1" office:value-type="string">
            <text:p text:style-name="P19">Notation relative</text:p>
          </table:table-cell>
          <table:table-cell table:style-name="Tableau4.C1" office:value-type="string">
            <text:p text:style-name="P19">Appréciation qualitative</text:p>
          </table:table-cell>
        </table:table-row>
        <table:table-row table:style-name="Tableau4.1">
          <table:table-cell table:style-name="Tableau4.A1" office:value-type="string">
            <text:p text:style-name="P19">18 à 20</text:p>
          </table:table-cell>
          <table:table-cell table:style-name="Tableau4.A1" office:value-type="string">
            <text:p text:style-name="P19">A</text:p>
          </table:table-cell>
          <table:table-cell table:style-name="Tableau4.C1" office:value-type="string">
            <text:p text:style-name="P26">Résultat excellent</text:p>
          </table:table-cell>
        </table:table-row>
        <table:table-row table:style-name="Tableau4.1">
          <table:table-cell table:style-name="Tableau4.A1" office:value-type="string">
            <text:p text:style-name="P19">16 à 17</text:p>
          </table:table-cell>
          <table:table-cell table:style-name="Tableau4.A1" office:value-type="string">
            <text:p text:style-name="P19">B</text:p>
          </table:table-cell>
          <table:table-cell table:style-name="Tableau4.C1" office:value-type="string">
            <text:p text:style-name="P26">Très bon résultat</text:p>
          </table:table-cell>
        </table:table-row>
        <table:table-row table:style-name="Tableau4.1">
          <table:table-cell table:style-name="Tableau4.A1" office:value-type="string">
            <text:p text:style-name="P19">12 à 15</text:p>
          </table:table-cell>
          <table:table-cell table:style-name="Tableau4.A1" office:value-type="string">
            <text:p text:style-name="P19">C</text:p>
          </table:table-cell>
          <table:table-cell table:style-name="Tableau4.C1" office:value-type="string">
            <text:p text:style-name="P26">Bon résultat</text:p>
          </table:table-cell>
        </table:table-row>
        <table:table-row table:style-name="Tableau4.1">
          <table:table-cell table:style-name="Tableau4.A1" office:value-type="string">
            <text:p text:style-name="P19">10 à 11</text:p>
          </table:table-cell>
          <table:table-cell table:style-name="Tableau4.A1" office:value-type="string">
            <text:p text:style-name="P19">D</text:p>
          </table:table-cell>
          <table:table-cell table:style-name="Tableau4.C1" office:value-type="string">
            <text:p text:style-name="P26">Quelques faiblesses</text:p>
          </table:table-cell>
        </table:table-row>
        <table:table-row table:style-name="Tableau4.1">
          <table:table-cell table:style-name="Tableau4.A1" office:value-type="string">
            <text:p text:style-name="P19">0 à 9</text:p>
          </table:table-cell>
          <table:table-cell table:style-name="Tableau4.A1" office:value-type="string">
            <text:p text:style-name="P19">E</text:p>
          </table:table-cell>
          <table:table-cell table:style-name="Tableau4.C1" office:value-type="string">
            <text:p text:style-name="P26">Insuffisances + ou - importantes</text:p>
          </table:table-cell>
        </table:table-row>
      </table:table>
      <text:p text:style-name="Standard"/>
      <text:p text:style-name="Standard">La notation relative est destinée à la comparaison des résultats obtenus par chaque équipe, la notation absolue permettra de déterminer le classement général du concours. L’appréciation qualitative sera complétée, pour chaque <text:soft-page-break/>équipe et sur chaque lot, par la communication confidentielle à l’équipe, du détail des points jugés forts ou faibles de ses livrables.</text:p>
      <text:h text:style-name="Heading_20_1" text:outline-level="1"><text:bookmark text:name="__RefHeading__23_1544687856"/><text:span text:style-name="T25">A</text:span>UDIT DE CONFIGURATION<text:bookmark-end text:name="__RefHeading__23_1544687856"/></text:h>
      <text:p text:style-name="Standard">Lors de l’audit de configuration, la conformité sera établie sur les bases suivantes (non exclusif) :</text:p>
      <text:list xml:id="list1459596746" text:continue-numbering="true" text:style-name="WW8Num28">
        <text:list-item>
          <text:p text:style-name="P29">Faire sortir uniquement les pièces figurant dans la nomenclature du dossier de définition (toute pièce ne pouvant provenir que des kits fournis – réserves d’énergies exceptées).</text:p>
        </text:list-item>
        <text:list-item>
          <text:p text:style-name="P29">Suivre l’assemblage du produit en conformité avec le dossier de définition.</text:p>
        </text:list-item>
        <text:list-item>
          <text:p text:style-name="P29">Vérifier l’absence d’ajout de matériaux (colle, scotch, agrafes, élastiques…).</text:p>
        </text:list-item>
        <text:list-item>
          <text:p text:style-name="P29">Faire un reset de la brique intelligente puis demander à l’équipe de charger le logiciel embarqué conformément à la procédure de chargement décrite dans le dossier de définition.</text:p>
        </text:list-item>
        <text:list-item>
          <text:p text:style-name="P29">À l’issue de l’audit, dans l’attente de la validation opérationnelle, stocker le prototype dans un lieu fermé ne permettant plus d’y accéd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NewRomanPS-BoldMT" svg:font-family="TimesNewRomanPS-BoldMT, 'Times New Roman'" style:font-family-generic="swiss"/>
    <style:font-face style:name="TimesNewRomanPSMT" svg:font-family="TimesNewRomanPSMT, 'Times New Roman'"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punctuation-wrap="simple" style:vertical-align="baseline" style:writing-mode="lr-tb"/>
      <style:text-properties style:use-window-font-color="true" style:font-name="Calibri" fo:font-size="11pt" fo:language="fr" fo:country="FR" style:font-name-asian="Calibri"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635cm" fo:margin-bottom="0.106cm" fo:keep-with-next="always"/>
      <style:text-properties fo:color="#1f497d" style:font-name="Cambria" fo:font-size="13pt" fo:language="none" fo:country="none" fo:font-style="italic" style:text-underline-style="solid" style:text-underline-width="auto" style:text-underline-color="font-color" fo:font-weight="bold" style:letter-kerning="true" style:font-name-asian="Times New Roman" style:font-size-asian="13pt" style:font-style-asian="italic"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2pt" fo:language="none" fo:country="none" fo:font-style="italic" style:text-underline-style="solid" style:text-underline-width="auto" style:text-underline-color="font-color" fo:font-weight="bold" style:font-name-asian="Times New Roman" style:font-size-asian="12pt" style:font-style-asian="italic" style:font-weight-asian="bold" style:font-name-complex="Cambria"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size="10pt" fo:language="none" fo:country="none" fo:font-weight="bold" style:font-name-asian="Times New Roman" style:font-size-asian="10pt" style:font-weight-asian="bold" style:font-name-complex="Cambria"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ize="10pt" fo:language="none" fo:country="none" fo:font-style="italic" fo:font-weight="bold" style:font-name-asian="Times New Roman" style:font-size-asian="10pt" style:font-style-asian="italic" style:font-weight-asian="bold" style:font-name-complex="Cambria" style:font-style-complex="italic" style:font-weight-complex="bold"/>
    </style:style>
    <style:style style:name="Paragraphe_20_de_20_liste" style:display-name="Paragraphe de liste" style:family="paragraph" style:parent-style-name="Standard">
      <style:paragraph-properties fo:margin-left="1.27cm" fo:margin-right="0cm" fo:text-indent="0cm" style:auto-text-indent="false"/>
      <style:text-properties style:font-name-asian="Times New Roman" style:font-name-complex="Times New Roman"/>
    </style:style>
    <style:style style:name="Texte_20_de_20_bulles" style:display-name="Texte de bulles" style:family="paragraph" style:parent-style-name="Standard">
      <style:text-properties style:font-name="Tahoma" fo:font-size="8pt" fo:language="none" fo:country="none" style:font-size-asian="8pt" style:font-name-complex="Tahoma" style:font-size-complex="8pt"/>
    </style:style>
    <style:style style:name="Header" style:family="paragraph" style:parent-style-name="Standard" style:class="extra">
      <style:text-properties fo:font-size="10pt" fo:language="none" fo:country="none" style:font-size-asian="10pt"/>
    </style:style>
    <style:style style:name="Footer" style:family="paragraph" style:parent-style-name="Standard" style:class="extra">
      <style:text-properties fo:font-size="10pt" fo:language="none" fo:country="none" style:font-size-asian="10pt"/>
    </style:style>
    <style:style style:name="En-tête_20_de_20_table_20_des_20_matières" style:display-name="En-tête de table des matières" style:family="paragraph" style:parent-style-name="Heading_20_1" style:next-style-name="Standard">
      <style:paragraph-properties fo:margin-top="0.847cm" fo:margin-bottom="0cm" fo:line-height="115%" fo:text-align="start" style:justify-single-word="false" fo:keep-together="always" fo:orphans="2" fo:widows="2" style:text-autospace="ideograph-alpha" style:punctuation-wrap="hanging" style:vertical-align="auto"/>
      <style:text-properties fo:color="#365f91" fo:font-size="14pt" fo:font-style="normal" style:text-underline-style="none" style:letter-kerning="true" style:font-name-asian="Times New Roman" style:font-size-asian="14pt" style:font-style-asian="normal" style:font-name-complex="Times New Roman" style:font-size-complex="14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name-complex="Calibri" style:font-weight-complex="bold"/>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ext-properties fo:font-variant="small-caps" fo:font-size="10pt" style:font-size-asian="10pt" style:font-name-complex="Calibri"/>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ext-properties fo:font-size="10pt" fo:font-style="italic" style:font-size-asian="10pt" style:font-style-asian="italic" style:font-name-complex="Calibri"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fo:font-size="9pt" style:font-size-asian="9pt" style:font-name-complex="Calibri" style:font-size-complex="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fo:font-size="9pt" style:font-size-asian="9pt" style:font-name-complex="Calibri" style:font-size-complex="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fo:font-size="9pt" style:font-size-asian="9pt" style:font-name-complex="Calibri" style:font-size-complex="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fo:font-size="9pt" style:font-size-asian="9pt" style:font-name-complex="Calibri" style:font-size-complex="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fo:font-size="9pt" style:font-size-asian="9pt" style:font-name-complex="Calibri" style:font-size-complex="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fo:font-size="9pt" style:font-size-asian="9pt" style:font-name-complex="Calibri" style:font-size-complex="9pt"/>
    </style:style>
    <style:style style:name="Normal_20__28_Web_29_" style:display-name="Normal (Web)" style:family="paragraph" style:parent-style-name="Standard">
      <style:paragraph-properties fo:margin-top="0.494cm" fo:margin-bottom="0.494cm" fo:text-align="start" style:justify-single-word="false" fo:orphans="2" fo:widows="2" style:text-autospace="ideograph-alpha" style:punctuation-wrap="hanging" style:vertical-align="auto"/>
      <style:text-properties style:font-name="Times New Roman" fo:font-size="12pt" style:font-name-asian="Times New Roman" style:font-size-asian="12pt" style:font-name-complex="Times New Roman" style:font-size-complex="12pt"/>
    </style:style>
    <style:style style:name="Niveau_20_du_20_commentaire_20__3a__20_2" style:display-name="Niveau du commentaire : 2" style:family="paragraph">
      <style:paragraph-properties fo:text-align="justify" style:justify-single-word="false" fo:orphans="0" fo:widows="0" style:text-autospace="none" style:punctuation-wrap="simple" style:vertical-align="baseline"/>
      <style:text-properties style:use-window-font-color="true" style:font-name="Calibri" fo:font-size="11pt" fo:language="fr" fo:country="FR" style:font-name-asian="Calibri" style:font-size-asian="11pt" style:font-name-complex="Times New Roman" style:font-size-complex="10pt" style:language-complex="ar" style:country-complex="SA"/>
    </style:style>
    <style:style style:name="Commentaire" style:family="paragraph" style:parent-style-name="Standard">
      <style:text-properties fo:font-size="10pt" fo:language="none" fo:country="none"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style:font-name-asian="Calibri" style:font-name-complex="Times New Roman"/>
    </style:style>
    <style:style style:name="WW8Num1z1" style:family="text">
      <style:text-properties style:font-name="Courier New" style:font-name-complex="Calibri"/>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alibri"/>
    </style:style>
    <style:style style:name="WW8Num2z2" style:family="text">
      <style:text-properties style:font-name="Wingdings" style:font-name-complex="Wingdings"/>
    </style:style>
    <style:style style:name="WW8Num3z0" style:family="text">
      <style:text-properties style:font-name="Times New Roman" style:font-name-asian="Calibri" style:font-name-complex="Times New Roman"/>
    </style:style>
    <style:style style:name="WW8Num3z1" style:family="text">
      <style:text-properties style:font-name="Courier New" style:font-name-complex="Calibri"/>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Symbol"/>
    </style:style>
    <style:style style:name="WW8Num4z1" style:family="text">
      <style:text-properties style:font-name="Courier New" style:font-name-complex="Calibri"/>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Calibri" style:font-name-complex="Times New Roman"/>
    </style:style>
    <style:style style:name="WW8Num5z1" style:family="text">
      <style:text-properties style:font-name="Courier New" style:font-name-complex="Calibri"/>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alibri"/>
    </style:style>
    <style:style style:name="WW8Num6z2" style:family="text">
      <style:text-properties style:font-name="Wingdings" style:font-name-complex="Wingdings"/>
    </style:style>
    <style:style style:name="WW8Num7z0" style:family="text">
      <style:text-properties style:font-name="Calibri" style:font-name-asian="Calibri" style:font-name-complex="Symbol"/>
    </style:style>
    <style:style style:name="WW8Num7z1" style:family="text">
      <style:text-properties style:font-name="Courier New" style:font-name-complex="Calibri"/>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Calibri" style:font-name-complex="Times New Roman"/>
    </style:style>
    <style:style style:name="WW8Num8z1" style:family="text">
      <style:text-properties style:font-name="Courier New" style:font-name-complex="Calibri"/>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alibri"/>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alibri"/>
    </style:style>
    <style:style style:name="WW8Num10z2" style:family="text">
      <style:text-properties style:font-name="Wingdings" style:font-name-complex="Wingdings"/>
    </style:style>
    <style:style style:name="WW8Num11z0" style:family="text">
      <style:text-properties style:font-name="Times New Roman" style:font-name-asian="Calibri" style:font-name-complex="Times New Roman"/>
    </style:style>
    <style:style style:name="WW8Num11z1" style:family="text">
      <style:text-properties style:font-name="Courier New" style:font-name-complex="Calibri"/>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alibri"/>
    </style:style>
    <style:style style:name="WW8Num12z2" style:family="text">
      <style:text-properties style:font-name="Wingdings" style:font-name-complex="Wingdings"/>
    </style:style>
    <style:style style:name="WW8Num13z0" style:family="text">
      <style:text-properties style:font-name="Calibri" style:font-name-asian="Calibri" style:font-name-complex="Symbol"/>
    </style:style>
    <style:style style:name="WW8Num13z1" style:family="text">
      <style:text-properties style:font-name="Courier New" style:font-name-complex="Calibri"/>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Calibri" style:font-name-asian="Calibri" style:font-name-complex="Symbol"/>
    </style:style>
    <style:style style:name="WW8Num14z1" style:family="text">
      <style:text-properties style:font-name="Courier New" style:font-name-complex="Calibri"/>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Calibri" style:font-name-asian="Calibri" style:font-name-complex="Symbol"/>
    </style:style>
    <style:style style:name="WW8Num15z1" style:family="text">
      <style:text-properties style:font-name="Courier New" style:font-name-complex="Calibri"/>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imes New Roman" style:font-name-asian="Calibri" style:font-name-complex="Times New Roman"/>
    </style:style>
    <style:style style:name="WW8Num16z1" style:family="text">
      <style:text-properties style:font-name="Courier New" style:font-name-complex="Calibri"/>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Times New Roman" style:font-name-asian="Calibri" style:font-name-complex="Times New Roman"/>
    </style:style>
    <style:style style:name="WW8Num17z1" style:family="text">
      <style:text-properties style:font-name="Courier New" style:font-name-complex="Calibri"/>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Times New Roman" style:font-name-asian="Calibri" style:font-name-complex="Times New Roman"/>
    </style:style>
    <style:style style:name="WW8Num18z1" style:family="text">
      <style:text-properties style:font-name="Courier New" style:font-name-complex="Calibri"/>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alibri"/>
    </style:style>
    <style:style style:name="WW8Num19z2" style:family="text">
      <style:text-properties style:font-name="Wingdings" style:font-name-complex="Wingdings"/>
    </style:style>
    <style:style style:name="WW8Num20z0" style:family="text">
      <style:text-properties style:font-name="Times New Roman" style:font-name-asian="Calibri" style:font-name-complex="Times New Roman"/>
    </style:style>
    <style:style style:name="WW8Num20z1" style:family="text">
      <style:text-properties style:font-name="Courier New" style:font-name-complex="Calibri"/>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style:font-name-asian="Calibri" style:font-name-complex="Symbol"/>
    </style:style>
    <style:style style:name="WW8Num21z1" style:family="text">
      <style:text-properties style:font-name="Courier New" style:font-name-complex="Calibri"/>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Calibri" style:font-name-asian="Calibri" style:font-name-complex="Symbol"/>
    </style:style>
    <style:style style:name="WW8Num22z1" style:family="text">
      <style:text-properties style:font-name="Symbol" style:font-name-asian="Calibri" style:font-name-complex="Symbol"/>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2z4" style:family="text">
      <style:text-properties style:font-name="Courier New" style:font-name-complex="Calibri"/>
    </style:style>
    <style:style style:name="WW8Num23z0" style:family="text">
      <style:text-properties style:font-name="Symbol" style:font-name-complex="Symbol"/>
    </style:style>
    <style:style style:name="WW8Num23z1" style:family="text">
      <style:text-properties style:font-name="Courier New" style:font-name-complex="Calibri"/>
    </style:style>
    <style:style style:name="WW8Num23z2" style:family="text">
      <style:text-properties style:font-name="Wingdings" style:font-name-complex="Wingdings"/>
    </style:style>
    <style:style style:name="WW8Num24z0" style:family="text">
      <style:text-properties style:font-name="Calibri" style:font-name-asian="Calibri" style:font-name-complex="Symbol"/>
    </style:style>
    <style:style style:name="WW8Num24z1" style:family="text">
      <style:text-properties style:font-name="Courier New" style:font-name-complex="Calibri"/>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Times New Roman" style:font-name-asian="Calibri" style:font-name-complex="Times New Roman"/>
    </style:style>
    <style:style style:name="WW8Num25z1" style:family="text">
      <style:text-properties style:font-name="Courier New" style:font-name-complex="Calibri"/>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style:font-name="Calibri" style:font-name-asian="Calibri" style:font-name-complex="Symbol"/>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6z4" style:family="text">
      <style:text-properties style:font-name="Courier New" style:font-name-complex="Calibri"/>
    </style:style>
    <style:style style:name="WW8Num27z0" style:family="text">
      <style:text-properties style:font-name="Symbol" style:font-name-complex="Symbol"/>
    </style:style>
    <style:style style:name="WW8Num27z1" style:family="text">
      <style:text-properties style:font-name="Courier New" style:font-name-complex="Calibri"/>
    </style:style>
    <style:style style:name="WW8Num27z2" style:family="text">
      <style:text-properties style:font-name="Wingdings" style:font-name-complex="Wingdings"/>
    </style:style>
    <style:style style:name="WW8Num28z0" style:family="text">
      <style:text-properties style:font-name="Times New Roman" style:font-name-asian="Calibri" style:font-name-complex="Times New Roman"/>
    </style:style>
    <style:style style:name="WW8Num28z1" style:family="text">
      <style:text-properties style:font-name="Courier New" style:font-name-complex="Calibri"/>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style:font-name="Calibri" style:font-name-asian="Calibri" style:font-name-complex="Symbol"/>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29z4" style:family="text">
      <style:text-properties style:font-name="Courier New" style:font-name-complex="Calibri"/>
    </style:style>
    <style:style style:name="WW8Num30z0" style:family="text">
      <style:text-properties style:font-name="Calibri" style:font-name-asian="Calibri" style:font-name-complex="Symbol"/>
    </style:style>
    <style:style style:name="WW8Num30z1" style:family="text">
      <style:text-properties style:font-name="Courier New" style:font-name-complex="Calibri"/>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Police_20_par_20_défaut" style:display-name="Police par défaut" style:family="text"/>
    <style:style style:name="_20_Car_20_Car8" style:display-name=" Car Car8" style:family="text">
      <style:text-properties fo:color="#1f497d" style:font-name="Cambria" fo:font-size="13pt" fo:font-style="italic" style:text-underline-style="solid" style:text-underline-width="auto" style:text-underline-color="font-color" fo:font-weight="bold" style:letter-kerning="true" style:font-name-asian="Times New Roman" style:font-size-asian="13pt" style:font-style-asian="italic" style:font-weight-asian="bold" style:font-name-complex="Arial" style:font-size-complex="16pt" style:font-weight-complex="bold"/>
    </style:style>
    <style:style style:name="_20_Car_20_Car4" style:display-name=" Car Car4" style:family="text">
      <style:text-properties style:font-name="Tahoma" fo:font-size="8pt" style:font-size-asian="8pt" style:font-name-complex="Tahoma" style:font-size-complex="8pt"/>
    </style:style>
    <style:style style:name="_20_Car_20_Car3" style:display-name=" Car Car3" style:family="text">
      <style:text-properties style:font-size-complex="10pt"/>
    </style:style>
    <style:style style:name="_20_Car_20_Car2" style:display-name=" Car Car2" style:family="text">
      <style:text-properties style:font-size-complex="10pt"/>
    </style:style>
    <style:style style:name="_20_Car_20_Car7" style:display-name=" Car Car7" style:family="text">
      <style:text-properties fo:color="#4f81bd" style:font-name="Cambria" fo:font-size="12pt"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_20_Car_20_Car6" style:display-name=" Car Car6" style:family="text">
      <style:text-properties fo:color="#4f81bd" style:font-name="Cambria" fo:font-weight="bold" style:font-name-asian="Times New Roman" style:font-weight-asian="bold" style:font-name-complex="Times New Roman" style:font-size-complex="10pt" style:font-weight-complex="bold"/>
    </style:style>
    <style:style style:name="Emphase_20_pâle" style:display-name="Emphase pâle" style:family="text">
      <style:text-properties fo:color="#808080" fo:font-style="italic" style:font-style-asian="italic" style:font-style-complex="italic"/>
    </style:style>
    <style:style style:name="_20_Car_20_Car5" style:display-name=" Car Car5" style:family="text">
      <style:text-properties fo:color="#4f81bd" style:font-name="Cambria" fo:font-style="italic" fo:font-weight="bold" style:font-name-asian="Times New Roman" style:font-style-asian="italic" style:font-weight-asian="bold" style:font-name-complex="Times New Roman" style:font-size-complex="10pt" style:font-style-complex="italic" style:font-weight-complex="bold"/>
    </style:style>
    <style:style style:name="Marque_20_de_20_commentaire" style:display-name="Marque de commentaire" style:family="text">
      <style:text-properties fo:font-size="8pt" style:font-size-asian="8pt" style:font-size-complex="8pt"/>
    </style:style>
    <style:style style:name="_20_Car_20_Car1" style:display-name=" Car Car1" style:family="text">
      <style:text-properties fo:font-size="10pt" style:font-size-asian="10pt" style:font-size-complex="10pt"/>
    </style:style>
    <style:style style:name="_20_Car_20_Car" style:display-name=" Car Car" style:family="text">
      <style:text-properties fo:font-size="10pt" fo:font-weight="bold" style:font-size-asian="10pt" style:font-weight-asian="bold" style:font-size-complex="10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2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6z0"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2" fo:widows="2" style:punctuation-wrap="hanging" style:vertical-align="auto"/>
      <style:text-properties fo:color="#000000" fo:font-size="10pt" fo:language="none" fo:country="none" style:font-size-asian="10pt" style:language-asian="none" style:country-asian="none" style:font-name-complex="Calibri"/>
    </style:style>
    <style:style style:name="MP2" style:family="paragraph" style:parent-style-name="Standard">
      <style:paragraph-properties fo:text-align="center" style:justify-single-word="false" fo:orphans="2" fo:widows="2" style:punctuation-wrap="hanging" style:vertical-align="auto"/>
      <style:text-properties fo:color="#000000" fo:font-size="10pt" style:font-size-asian="10pt" style:language-asian="en" style:country-asian="US" style:font-name-complex="Calibri"/>
    </style:style>
    <style:style style:name="MP3" style:family="paragraph" style:parent-style-name="Standard">
      <style:paragraph-properties fo:orphans="2" fo:widows="2" style:punctuation-wrap="hanging" style:vertical-align="auto"/>
      <style:text-properties fo:color="#000000" fo:font-size="10pt" style:font-size-asian="10pt" style:language-asian="en" style:country-asian="US" style:font-name-complex="Calibri"/>
    </style:style>
    <style:style style:name="MP4" style:family="paragraph" style:parent-style-name="Footer">
      <style:paragraph-properties fo:text-align="center" style:justify-single-word="false"/>
    </style:style>
    <style:style style:name="MT1"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672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M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9cm" fo:margin-right="0.319cm" style:run-through="background" style:wrap="run-through" style:number-wrapped-paragraphs="no-limit" style:vertical-pos="from-top" style:vertical-rel="line" style:horizontal-pos="from-left" style:horizontal-rel="char" fo:background-color="#c0c0c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1.50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bottom="0.651cm" style:dynamic-spacing="true"/>
      </style:header-style>
      <style:footer-style>
        <style:header-footer-properties fo:min-height="0.499cm" fo:margin-top="0.4cm" style:dynamic-spacing="true"/>
      </style:footer-style>
    </style:page-layout>
    <style:page-layout style:name="Mpm2">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Image 42" text:anchor-type="char" svg:x="11.716cm" svg:y="0.123cm" svg:width="3.993cm" svg:height="1.242cm" draw:z-index="35"><draw:image xlink:href="Pictures/10000200000001EF000000B0777561AB.png" xlink:type="simple" xlink:show="embed" xlink:actuate="onLoad"/></draw:frame><draw:frame draw:style-name="Mfr2" draw:name="Image 2" text:anchor-type="as-char" svg:width="3.258cm" svg:height="1.085cm" draw:z-index="17"><draw:image xlink:href="Pictures/100002000000015800000093612DFC52.png" xlink:type="simple" xlink:show="embed" xlink:actuate="onLoad"/></draw:frame><draw:frame draw:style-name="Mfr3" draw:name="Cadre1" text:anchor-type="char" svg:x="5.465cm" svg:y="0.127cm" svg:width="5.503cm" svg:height="1.27cm" draw:z-index="26"><draw:text-box><text:p text:style-name="MP2">Concours ROBAFIS 2011</text:p><text:p text:style-name="MP2">Référentiel de Développement</text:p><text:p text:style-name="MP3"/><text:p text:style-name="Standard"/></draw:text-box></draw:frame></text:p>
      </style:header>
      <style:footer>
        <text:p text:style-name="MP4"><text:span text:style-name="MT1"><draw:frame draw:style-name="Mfr4" draw:name="images1" text:anchor-type="as-char" svg:width="3.251cm" svg:height="1.274cm" draw:z-index="8"><draw:image xlink:href="Pictures/10000000000003CA0000017C4768AFAC.jpg" xlink:type="simple" xlink:show="embed" xlink:actuate="onLoad"/></draw:frame></text:span><text:tab/><text:page-number text:select-page="current">9</text:page-number><text:span text:style-name="MT1"><text:tab/></text:span><draw:frame draw:style-name="Mfr5" draw:name="images2" text:anchor-type="char" svg:x="-3.062cm" svg:y="-0.004cm" svg:width="2.999cm" svg:height="1.461cm" draw:z-index="44"><draw:image xlink:href="Pictures/1000020100000778000003D377C3DC31.pn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COURS ROBAFIS 2011</dc:title>
    <meta:initial-creator>Pascale Marange</meta:initial-creator>
    <meta:creation-date>2011-09-18T16:23:00</meta:creation-date>
    <dc:creator>Morineau</dc:creator>
    <dc:date>2011-09-18T16:23:00</dc:date>
    <meta:print-date>2011-07-07T09:46:00</meta:print-date>
    <meta:editing-cycles>2</meta:editing-cycles>
    <meta:editing-duration>PT1M</meta:editing-duration>
    <meta:document-statistic meta:table-count="4" meta:image-count="4" meta:object-count="0" meta:page-count="9" meta:paragraph-count="266" meta:word-count="2377" meta:character-count="15707"/>
    <meta:generator>LibreOffice/3.3$Unix LibreOffice_project/330m19$Build-301</meta:generator>
    <meta:user-defined meta:name="Info 1"/>
    <meta:user-defined meta:name="Info 2"/>
    <meta:user-defined meta:name="Info 3"/>
    <meta:user-defined meta:name="Info 4"/>
  </office:meta>
</office:document-meta>
</file>